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326.49pt"/>
    </style:style>
    <style:style style:name="co5" style:family="table-column">
      <style:table-column-properties fo:break-before="auto" style:column-width="302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3" style:family="table-cell" style:parent-style-name="Default">
      <style:text-properties fo:color="#000000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fo:background-color="#ffff6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Regression</text:p>
          </table:table-cell>
          <table:table-cell/>
          <table:table-cell table:style-name="ce30" office:value-type="string" calcext:value-type="string">
            <text:p>DATASET</text:p>
          </table:table-cell>
          <table:table-cell table:style-name="ce30" office:value-type="string" calcext:value-type="string">
            <text:p>GOAL</text:p>
          </table:table-cell>
          <table:table-cell table:style-name="ce30" office:value-type="string" calcext:value-type="string">
            <text:p>FILE</text:p>
          </table:table-cell>
          <table:table-cell table:number-columns-repeated="1019"/>
        </table:table-row>
        <table:table-row table:style-name="ro1">
          <table:covered-table-cell/>
          <table:table-cell table:style-name="ce8" office:value-type="string" calcext:value-type="string" table:number-columns-spanned="1" table:number-rows-spanned="3">
            <text:p>Simple Linear</text:p>
          </table:table-cell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<text:a xlink:href="https://raw.githubusercontent.com/Gurubux/Udemy-ML/master/Machine_Learning_A-Z/Part2-Regression/Section4-Simple_Linear_Regression/Simple_Linear_Regression/Salary_Data.csv" xlink:type="simple">Salary Data</text:a></text:p>
          </table:table-cell>
          <table:table-cell table:style-name="ce33" office:value-type="string" calcext:value-type="string">
            <text:p>To predict SALARY based on YearsExperience</text:p>
          </table:table-cell>
          <table:table-cell office:value-type="string" calcext:value-type="string">
            <text:p><text:a xlink:href="https://github.com/Gurubux/Udemy-ML/blob/master/Machine_Learning_A-Z/Part2-Regression/Section4-Simple_Linear_Regression/Simple_Linear_Regression/U_4_SimpleLinearRegression.ipynb" xlink:type="simple">U_4_SimpleLinearRegression.ipynb</text:a>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Automobile Data</text:p>
          </table:table-cell>
          <table:table-cell office:value-type="string" calcext:value-type="string">
            <text:p>To predict Automobile PRICE based on 'horsepower' and then based on 'engine-size', 'length', 'width'</text:p>
          </table:table-cell>
          <table:table-cell office:value-type="string" calcext:value-type="string">
            <text:p><text:a xlink:href="https://github.com/Gurubux/Data-Lit/blob/master/4-Regression/4.2LinearRegressionInPythonTutorial/LinearRegression_automobile_dataLit.ipynb" xlink:type="simple">LinearRegression_automobile_dataLit.ipynb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cks</text:p>
          </table:table-cell>
          <table:table-cell office:value-type="string" calcext:value-type="string">
            <text:p>Predicting Stock price</text:p>
          </table:table-cell>
          <table:table-cell office:value-type="string" calcext:value-type="string">
            <text:p><text:a xlink:href="https://programmingforfinance.com/2018/01/predicting-stock-prices-with-linear-regression/" xlink:type="simple">predicting-stock-prices-with-linear-regression</text:a> <text:a xlink:href="https://github.com/channeladam/MOOCs/blob/master/SchoolOfAI/DataLit/Week06/DataLit_W6_7_MidTerm_Stock_Linear_Regression.ipynb" xlink:type="simple">One</text:a> <text:a xlink:href="https://github.com/AkshaysNimbalkar/DataLit/blob/master/Week6-Midterm/Midterm_Assignment.ipynb" xlink:type="simple">Two</text:a> <text:a xlink:href="https://github.com/Shah-Jainam/Stock-Prediction-using-Regression/blob/master/stock%20pred.py" xlink:type="simple">Three</text:a> <text:a xlink:href="https://github.com/namratesh/WIkipedia-stock-market-prediction/blob/master/wiki%20stock%20prediction.ipynb" xlink:type="simple">Four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Gurubux/CognitiveClass-ML/blob/master/Course/3-Regression/3.2SimpleLinearRegression/CO2EmmissionDataset.PNG" xlink:type="simple">CO2EmmissionDataset</text:a>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Polynomial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4" office:value-type="string" calcext:value-type="string">
            <text:p><text:a xlink:href="https://github.com/Gurubux/Udemy-ML/blob/master/Machine_Learning_A-Z/Part2-Regression/Section6-Polynomial_Regression/U_6_PolynomialRegression.ipynb" xlink:type="simple">U_6_PolynomialRegression.ipynb</text:a></text:p>
          </table:table-cell>
          <table:table-cell table:number-columns-repeated="1019"/>
        </table:table-row>
        <table:table-row table:style-name="ro1">
          <table:table-cell/>
          <table:table-cell table:style-name="ce27"/>
          <table:table-cell table:number-columns-repeated="2"/>
          <table:table-cell table:style-name="ce34"/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SVR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table:style-name="ce34" office:value-type="string" calcext:value-type="string">
            <text:p><text:a xlink:href="https://github.com/Gurubux/Udemy-ML/blob/master/Machine_Learning_A-Z/Part2-Regression/Section7-SupportVectorRegression-SVR/U_6_SVR.ipynb" xlink:type="simple">U_6_SVR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Non-Linear</text:p>
          </table:table-cell>
          <table:table-cell office:value-type="string" calcext:value-type="string">
            <text:p><text:a xlink:href="https://s3-api.us-geo.objectstorage.softlayer.net/cf-courses-data/CognitiveClass/ML0101ENv3/labs/china_gdp.csv" xlink:type="simple">china_gdp</text:a></text:p>
          </table:table-cell>
          <table:table-cell office:value-type="string" calcext:value-type="string">
            <text:p>To predict China’s annual gross domestic income</text:p>
          </table:table-cell>
          <table:table-cell office:value-type="string" calcext:value-type="string">
            <text:p><text:a xlink:href="https://github.com/Gurubux/CognitiveClass-ML/blob/master/Course/3-Regression/3.6Non-LinearRegression/CC_3_6_NonLinearRegression.ipynb" xlink:type="simple">CC_3_6_NonLinearRegression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Decision Tree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8-DecisionTreeRegression/U_6_DT.ipynb" xlink:type="simple">U_6_D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Random Forest</text:p>
          </table:table-cell>
          <table:table-cell office:value-type="string" calcext:value-type="string">
            <text:p><text:a xlink:href="https://raw.githubusercontent.com/Gurubux/Udemy-ML/master/Machine_Learning_A-Z/Part2-Regression/Section6-Polynomial_Regression/Polynomial_Regression/Position_Salaries.csv" xlink:type="simple">Position_Salaries</text:a></text:p>
          </table:table-cell>
          <table:table-cell office:value-type="string" calcext:value-type="string">
            <text:p>To Predict Salary based on Position</text:p>
          </table:table-cell>
          <table:table-cell office:value-type="string" calcext:value-type="string">
            <text:p><text:a xlink:href="https://github.com/Gurubux/Udemy-ML/blob/master/Machine_Learning_A-Z/Part2-Regression/Section9-RandomForestRegression/U_6_RF.ipynb" xlink:type="simple">U_6_RF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 table:number-columns-spanned="1" table:number-rows-spanned="4">
            <text:p>Multiple Linear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1RegressionMathematics/LassoAndRidgeRegression_Advertising_dataLit.ipynb" xlink:type="simple">LassoAndRidgeRegression_Advertising_dataLit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ThaWeatherman/scrapers/master/boardgamegeek/games.csv" xlink:type="simple">games</text:a></text:p>
          </table:table-cell>
          <table:table-cell office:value-type="string" calcext:value-type="string">
            <text:p>Board Game Review Prediction</text:p>
          </table:table-cell>
          <table:table-cell office:value-type="string" calcext:value-type="string">
            <text:p><text:a xlink:href="https://github.com/Gurubux/CognitiveClass-ML/blob/master/Course/3-Regression/3.3MultipleLinearRegression/Board_Game_Review_Prediction__SimpleANDMultipleRegression.ipynb" xlink:type="simple">Board_Game_Review_Prediction__SimpleANDMultipleRegress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<text:a xlink:href="https://raw.githubusercontent.com/Gurubux/Udemy-ML/master/Machine_Learning_A-Z/Part2-Regression/Section5-Multiple_Linear_Regression/Multiple_Linear_Regression/50_Startups.csv" xlink:type="simple">50_Startups.csv</text:a></text:p>
          </table:table-cell>
          <table:table-cell office:value-type="string" calcext:value-type="string">
            <text:p>To Predict Startup Profits</text:p>
          </table:table-cell>
          <table:table-cell office:value-type="string" calcext:value-type="string">
            <text:p><text:a xlink:href="https://github.com/Gurubux/Udemy-ML/blob/master/Machine_Learning_A-Z/Part2-Regression/Section5-Multiple_Linear_Regression/U_5_MultipleLinearRegression.ipynb" xlink:type="simple">U_5_MultipleLinearRegression.ipynb</text:a> <text:a xlink:href="https://github.com/Gurubux/Udemy-ML/blob/master/Machine_Learning_A-Z/Part2-Regression/Section5-Multiple_Linear_Regression/U_5_MultipleLinearRegression_WithBackwardElimination.ipynb" xlink:type="simple">U_5_MultipleLinearRegression_WithBackwardElimination.ipynb</text:a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mouse</text:p>
          </table:table-cell>
          <table:table-cell office:value-type="string" calcext:value-type="string">
            <text:p>To Predict Mouse size</text:p>
          </table:table-cell>
          <table:table-cell office:value-type="string" calcext:value-type="string">
            <text:p><text:a xlink:href="https://github.com/Gurubux/StatQuest/blob/master/MultipleLinearRegression/SQ_MultipleLinearRegression_OLS_fvalue_fpvalue.ipynb" xlink:type="simple">SQ_MultipleLinearRegression_OLS_fvalue_fpvalue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8" office:value-type="string" calcext:value-type="string">
            <text:p>Multiple Types</text:p>
          </table:table-cell>
          <table:table-cell table:style-name="ce31" office:value-type="string" calcext:value-type="string">
            <text:p>HouseSalesPred Data</text:p>
          </table:table-cell>
          <table:table-cell office:value-type="string" calcext:value-type="string">
            <text:p>To Predict House Sale prices</text:p>
          </table:table-cell>
          <table:table-cell table:style-name="ce35" office:value-type="string" calcext:value-type="string">
            <text:p><text:a xlink:href="https://www.kaggle.com/pmarcelino/comprehensive-data-exploration-with-python" xlink:type="simple">1</text:a> <text:a xlink:href="https://www.kaggle.com/dgawlik/house-prices-eda" xlink:type="simple">2</text:a> <text:a xlink:href="https://www.kaggle.com/juliencs/a-study-on-regression-applied-to-the-ames-dataset/notebook" xlink:type="simple">3</text:a> <text:a xlink:href="https://www.kaggle.com/apapiu/regularized-linear-models" xlink:type="simple">4</text:a> <text:a xlink:href="https://www.kaggle.com/serigne/stacked-regressions-top-4-on-leaderboard/data" xlink:type="simple">5</text:a> <text:a xlink:href="https://www.kaggle.com/hamzaben/tuned-random-forest-lasso-and-xgboost-regressors/data" xlink:type="simple">6</text:a> <text:span text:style-name="T2"><text:a xlink:href="https://www.hackerearth.com/practice/machine-learning/machine-learning-projects/python-project/tutorial/" xlink:type="simple">Link2</text:a>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ed Cars Price</text:p>
          </table:table-cell>
          <table:table-cell office:value-type="string" calcext:value-type="string">
            <text:p>To Predict Car Price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 table:number-columns-spanned="1" table:number-rows-spanned="3">
            <text:p><text:span text:style-name="T1">Ridge, </text:span>Lasso, Elastic-Net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To Predict Sales</text:p>
          </table:table-cell>
          <table:table-cell office:value-type="string" calcext:value-type="string">
            <text:p><text:a xlink:href="https://github.com/Gurubux/Data-Lit/blob/master/4-Regression/4.4ReadingAssignment(RidgeAndLassoRegression)/LassoAndRidgeRegression_Advertising_dataLit_.ipynb" xlink:type="simple">LassoAndRidgeRegression_Advertising_dataLit.ipynb</text:a></text:p>
          </table:table-cell>
          <table:table-cell table:number-columns-repeated="1019"/>
        </table:table-row>
        <table:table-row table:style-name="ro3">
          <table:table-cell/>
          <table:covered-table-cell/>
          <table:table-cell office:value-type="string" calcext:value-type="string">
            <text:p>Boston Housing Dataset</text:p>
          </table:table-cell>
          <table:table-cell office:value-type="string" calcext:value-type="string">
            <text:p>To Predict Price</text:p>
          </table:table-cell>
          <table:table-cell office:value-type="string" calcext:value-type="string">
            <text:p><text:span text:style-name="T3"><text:a xlink:href="https://github.com/Gurubux/StatQuest/blob/master/Regularization-Ridge-Lasso-ElasticNet/Ridge/Ridge.ipynb" xlink:type="simple">Ridge.ipynb</text:a></text:span></text:p>
            <text:p><text:span text:style-name="T3"><text:a xlink:href="https://github.com/Gurubux/StatQuest/blob/master/Regularization-Ridge-Lasso-ElasticNet/Lasso/Lasso.ipynb" xlink:type="simple">Lasso.ipynb</text:a></text:span></text:p>
            <text:p><text:span text:style-name="T3"><text:a xlink:href="https://github.com/Gurubux/StatQuest/blob/master/Regularization-Ridge-Lasso-ElasticNet/Elastic_net/Elastic-Net.ipynb" xlink:type="simple">Elastic-Net.ipynb</text:a></text:span></text:p>
          </table:table-cell>
          <table:table-cell table:number-columns-repeated="1019"/>
        </table:table-row>
        <table:table-row table:style-name="ro1">
          <table:table-cell/>
          <table:covered-table-cell/>
          <table:table-cell office:value-type="string" calcext:value-type="string">
            <text:p>Goods Sales Dataset</text:p>
          </table:table-cell>
          <table:table-cell office:value-type="string" calcext:value-type="string">
            <text:p>To Predict Item_Outlet_Sales</text:p>
          </table:table-cell>
          <table:table-cell office:value-type="string" calcext:value-type="string">
            <text:p><text:a xlink:href="https://github.com/Gurubux/StatQuest/blob/master/Regularization-Ridge-Lasso-ElasticNet/Ridge_Lasso_Elastic_net.ipynb" xlink:type="simple">Ridge_Lasso_Elastic_net.ipynb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7"/>
          <table:table-cell table:style-name="ce32" office:value-type="string" calcext:value-type="string">
            <text:p><text:span text:style-name="T2"><text:a xlink:href="https://www.kaggle.com/c/new-york-city-taxi-fare-prediction/kernels?sortBy=voteCount&amp;group=everyone&amp;pageSize=20&amp;competitionId=10170" xlink:type="simple">New York City Taxi Fare Prediction</text:a></text:span>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32" office:value-type="string" calcext:value-type="string">
            <text:p><text:span text:style-name="T2"><text:a xlink:href="https://www.kaggle.com/mehdidag/black-friday/kernels?sortBy=voteCount&amp;group=everyone&amp;pageSize=20&amp;datasetId=38809" xlink:type="simple">Black Friday</text:a></text:span></text:p>
          </table:table-cell>
          <table:table-cell table:number-columns-repeated="1021"/>
        </table:table-row>
        <table:table-row table:style-name="ro1">
          <table:table-cell table:style-name="ce17"/>
          <table:table-cell table:style-name="ce29"/>
          <table:table-cell table:style-name="ce17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4">
            <text:p>Classification</text:p>
          </table:table-cell>
          <table:table-cell office:value-type="string" calcext:value-type="string">
            <text:p>SVM Classification</text:p>
          </table:table-cell>
          <table:table-cell table:number-columns-repeated="2"/>
          <table:table-cell office:value-type="string" calcext:value-type="string">
            <text:p><text:a xlink:href="https://github.com/llSourcell/Classifying_Data_Using_a_Support_Vector_Machine/blob/master/support_vector_machine_lesson.ipynb" xlink:type="simple">support_vector_machine_lesson.ipynb</text:a></text:p>
          </table:table-cell>
          <table:table-cell table:number-columns-repeated="1019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style-name="ce27" office:value-type="string" calcext:value-type="string">
            <text:p>Parameter Selection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o Classify </text:p>
          </table:table-cell>
          <table:table-cell office:value-type="string" calcext:value-type="string">
            <text:p><text:a xlink:href="https://nbviewer.jupyter.org/github/Gurubux/StatQuest/blob/master/GridSearchCV_RandomizedSearchCV/08_grid_searchnew.ipynb" xlink:type="simple">08_grid_searchnew.ipynb</text:a>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Used Cars Pri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anada's immigration dat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" office:value-type="string" calcext:value-type="string">
            <text:p><text:a xlink:href="https://archive.ics.uci.edu/ml/datasets/Restaurant+%26+consumer+data" xlink:type="simple">Restaurant &amp; consumer data Data Set</text:a></text:p>
          </table:table-cell>
          <table:table-cell office:value-type="string" calcext:value-type="string">
            <text:p>Recommendation – Popularity based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1" table:number-rows-spanned="7">
            <text:p>Classification</text:p>
          </table:table-cell>
          <table:table-cell table:style-name="ce9" office:value-type="string" calcext:value-type="string">
            <text:p>Logistic Regression – Recommendation</text:p>
          </table:table-cell>
          <table:table-cell table:style-name="ce3" office:value-type="string" calcext:value-type="string">
            <text:p><text:a xlink:href="https://archive.ics.uci.edu/ml/datasets/Bank+Marketing#)" xlink:type="simple">Bank Marketing Data Set</text:a></text:p>
          </table:table-cell>
          <table:table-cell table:style-name="ce15" office:value-type="string" calcext:value-type="string">
            <text:p>The classification goal is to predict if the client will subscribe (yes/no) a term deposit (variable y).</text:p>
          </table:table-cell>
          <table:table-cell table:style-name="ce3" table:number-columns-repeated="1020"/>
        </table:table-row>
        <table:table-row table:style-name="ro1">
          <table:covered-table-cell/>
          <table:table-cell/>
          <table:table-cell office:value-type="string" calcext:value-type="string">
            <text:p><text:a xlink:href="https://grouplens.org/datasets/movielens/100k/" xlink:type="simple">MovieLens 100K movie ratings</text:a></text:p>
          </table:table-cell>
          <table:table-cell table:number-columns-repeated="1021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office:value-type="string" calcext:value-type="string">
            <text:p>Decision Tree Classifier</text:p>
          </table:table-cell>
          <table:table-cell office:value-type="string" calcext:value-type="string">
            <text:p><text:a xlink:href="https://s3-api.us-geo.objectstorage.softlayer.net/cf-courses-data/CognitiveClass/ML0101ENv3/labs/drug200.csv" xlink:type="simple">drug200</text:a></text:p>
          </table:table-cell>
          <table:table-cell office:value-type="string" calcext:value-type="string">
            <text:p>Classify drug to recommend A,B,C,X,Y</text:p>
          </table:table-cell>
          <table:table-cell table:number-columns-repeated="1020"/>
        </table:table-row>
        <table:table-row table:style-name="ro5">
          <table:covered-table-cell/>
          <table:table-cell office:value-type="string" calcext:value-type="string">
            <text:p>K-NN Classifier</text:p>
          </table:table-cell>
          <table:table-cell office:value-type="string" calcext:value-type="string">
            <text:p><text:a xlink:href="https://s3-api.us-geo.objectstorage.softlayer.net/cf-courses-data/CognitiveClass/ML0101ENv3/labs/teleCust1000t.csv" xlink:type="simple">teleCust1000t</text:a></text:p>
          </table:table-cell>
          <table:table-cell table:style-name="ce13" office:value-type="string" calcext:value-type="string">
            <text:p>Classify to the four customer groups, as follows: 1- Basic Service 2- E-Service 3- Plus Service 4- Total Service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Logistic Regression</text:p>
          </table:table-cell>
          <table:table-cell office:value-type="string" calcext:value-type="string">
            <text:p><text:a xlink:href="https://s3-api.us-geo.objectstorage.softlayer.net/cf-courses-data/CognitiveClass/ML0101ENv3/labs/ChurnData.csv" xlink:type="simple">ChurnData</text:a></text:p>
          </table:table-cell>
          <table:table-cell table:number-columns-repeated="1021"/>
        </table:table-row>
        <table:table-row table:style-name="ro5">
          <table:covered-table-cell/>
          <table:table-cell office:value-type="string" calcext:value-type="string">
            <text:p>SVM</text:p>
          </table:table-cell>
          <table:table-cell office:value-type="string" calcext:value-type="string">
            <text:p><text:a xlink:href="https://s3-api.us-geo.objectstorage.softlayer.net/cf-courses-data/CognitiveClass/ML0101ENv3/labs/cell_samples.csv" xlink:type="simple">cell_samples</text:a></text:p>
          </table:table-cell>
          <table:table-cell table:style-name="ce13" office:value-type="string" calcext:value-type="string">
            <text:p>Classify whether the samples are benign (value = 2) or malignant (value = 4)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" table:number-rows-spanned="7">
            <text:p>Clustering</text:p>
          </table:table-cell>
          <table:table-cell office:value-type="string" calcext:value-type="string">
            <text:p>K-means</text:p>
          </table:table-cell>
          <table:table-cell office:value-type="string" calcext:value-type="string">
            <text:p><text:a xlink:href="https://s3-api.us-geo.objectstorage.softlayer.net/cf-courses-data/CognitiveClass/ML0101ENv3/labs/Cust_Segmentation.csv" xlink:type="simple">Cust_Segmentation</text:a>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Hierarchical Clustering</text:p>
          </table:table-cell>
          <table:table-cell office:value-type="string" calcext:value-type="string">
            <text:p><text:a xlink:href="https://s3-api.us-geo.objectstorage.softlayer.net/cf-courses-data/CognitiveClass/ML0101ENv3/labs/cars_clus.csv" xlink:type="simple">cars_clus</text:a>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DBSCAN</text:p>
          </table:table-cell>
          <table:table-cell office:value-type="string" calcext:value-type="string">
            <text:p><text:a xlink:href="https://s3-api.us-geo.objectstorage.softlayer.net/cf-courses-data/CognitiveClass/ML0101ENv3/labs/weather-stations20140101-20141231.csv" xlink:type="simple">weather-stations20140101-20141231</text:a></text:p>
          </table:table-cell>
          <table:table-cell table:number-columns-repeated="1021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style-name="ce6" office:value-type="string" calcext:value-type="string" table:number-columns-spanned="1" table:number-rows-spanned="6">
            <text:p>Recommendor System</text:p>
          </table:table-cell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/>
          <table:table-cell office:value-type="string" calcext:value-type="string">
            <text:p><text:a xlink:href="https://s3-api.us-geo.objectstorage.softlayer.net/cf-courses-data/CognitiveClass/ML0101ENv3/labs/moviedataset.zip" xlink:type="simple">moviedataset</text:a></text:p>
          </table:table-cell>
          <table:table-cell table:number-columns-repeated="1021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4">00/00/0000</text:date>, <text:time style:data-style-name="N2" text:time-value="11:47:53.7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53:39.219000000</meta:creation-date>
    <meta:generator>LibreOffice/6.2.4.2$Windows_X86_64 LibreOffice_project/2412653d852ce75f65fbfa83fb7e7b669a126d64</meta:generator>
    <dc:date>2019-07-14T18:06:55.384000000</dc:date>
    <meta:editing-duration>P3DT10H5M41S</meta:editing-duration>
    <meta:editing-cycles>22</meta:editing-cycles>
    <meta:document-statistic meta:table-count="1" meta:cell-count="107" meta:object-count="0"/>
  </office:meta>
</office:document-meta>
</file>